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835in" fo:text-align="start" style:justify-single-word="false" fo:text-indent="0in" style:auto-text-indent="false"/>
    </style:style>
    <style:style style:name="P3" style:family="paragraph" style:parent-style-name="Text_20_body">
      <style:paragraph-properties fo:margin-top="0in" fo:margin-bottom="0.0835in" fo:text-align="start" style:justify-single-word="false"/>
    </style:style>
    <style:style style:name="P4" style:family="paragraph" style:parent-style-name="Code">
      <style:paragraph-properties fo:margin-top="0in" fo:margin-bottom="0.0835in" fo:text-align="start" style:justify-single-word="false"/>
    </style:style>
    <style:style style:name="P5" style:family="paragraph" style:parent-style-name="Subtitle">
      <style:paragraph-properties fo:break-before="page"/>
    </style:style>
    <style:style style:name="P6" style:family="paragraph" style:parent-style-name="Standard">
      <style:paragraph-properties fo:break-before="page"/>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ans"/>
    </style:style>
    <style:style style:name="P13" style:family="paragraph" style:parent-style-name="Subtitle">
      <style:paragraph-properties fo:text-align="center" style:justify-single-word="false"/>
    </style:style>
    <style:style style:name="P14" style:family="paragraph" style:parent-style-name="Code">
      <style:paragraph-properties fo:margin-top="0.1665in" fo:margin-bottom="0.0835in"/>
    </style:style>
    <style:style style:name="P15" style:family="paragraph" style:parent-style-name="Code">
      <style:paragraph-properties fo:margin-top="0.1665in" fo:margin-bottom="0.0835in"/>
      <style:text-properties style:font-name="Liberation Sans" style:font-name-asian="DejaVu LGC Sans" style:font-name-complex="DejaVu LGC Sans"/>
    </style:style>
    <style:style style:name="P16" style:family="paragraph" style:parent-style-name="Text_20_body">
      <style:paragraph-properties fo:margin-top="0.1665in" fo:margin-bottom="0.0835in"/>
    </style:style>
    <style:style style:name="P17" style:family="paragraph" style:parent-style-name="Text_20_body">
      <style:paragraph-properties fo:margin-top="0.1665in" fo:margin-bottom="0.0835in"/>
      <style:text-properties style:font-name="Liberation Sans" style:font-name-asian="DejaVu LGC Sans" style:font-name-complex="DejaVu LGC San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Heading_20_2">
      <style:paragraph-properties fo:margin-top="0.1665in" fo:margin-bottom="0.0835in" fo:keep-with-next="always"/>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3">Version 2.2.0</text:p>
      <text:p text:style-name="Subtitle">20 May 2014</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Introduction to Byteman<text:tab/>5</text:p>
          <text:p text:style-name="P31">Running an Application with the Byteman Agent<text:tab/>5</text:p>
          <text:p text:style-name="P31">Event Condition Action Rules<text:tab/>6</text:p>
          <text:p text:style-name="P31">Rule Bindings and Parameterization<text:tab/>7</text:p>
          <text:p text:style-name="P31">Built-in Conditions and Actions<text:tab/>7</text:p>
          <text:p text:style-name="P31">Extending or Replacing the Byteman Language Built-ins<text:tab/>8</text:p>
          <text:p text:style-name="P31">Agent Transformation<text:tab/>9</text:p>
          <text:p text:style-name="P31">Agent Retransformation<text:tab/>10</text:p>
          <text:p text:style-name="P31">ECA Rule Engine<text:tab/>10</text:p>
          <text:p text:style-name="P22">The Byteman Rule Language<text:tab/>12</text:p>
          <text:p text:style-name="P31">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31">Rule Bindings<text:tab/>19</text:p>
          <text:p text:style-name="P31">Rule Expressions<text:tab/>19</text:p>
          <text:p text:style-name="P31">Rule Conditions<text:tab/>21</text:p>
          <text:p text:style-name="P31">Rule Actions<text:tab/>22</text:p>
          <text:p text:style-name="P31">Built-In Calls<text:tab/>23</text:p>
          <text:p text:style-name="P31">User-Defined Rule Helpers<text:tab/>24</text:p>
          <text:p text:style-name="P31">The Rule Helper Lifecycle Methods<text:tab/>25</text:p>
          <text:p text:style-name="P22">Byteman Rule Language Standard Built-Ins<text:tab/>27</text:p>
          <text:p text:style-name="P31">Thread Coordination Operations<text:tab/>27</text:p>
          <text:p text:style-name="P18">Waiters<text:tab/>27</text:p>
          <text:p text:style-name="P18">Rendezvous<text:tab/>28</text:p>
          <text:p text:style-name="P18">Joiners<text:tab/>29</text:p>
          <text:p text:style-name="P18">Aborting Execution<text:tab/>30</text:p>
          <text:p text:style-name="P31">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31">Trace and Debug Operations<text:tab/>34</text:p>
          <text:p text:style-name="P18">Debugging<text:tab/>34</text:p>
          <text:p text:style-name="P18">Tracing<text:tab/>34</text:p>
          <text:p text:style-name="P31">Stack Management Operations<text:tab/>35</text:p>
          <text:p text:style-name="P18">Checking The Call Tree<text:tab/>35</text:p>
          <text:p text:style-name="P18">Tracing the Caller Stack<text:tab/>37</text:p>
          <text:p text:style-name="P18">Selective Stack Tracing Using a Regular Expression Filter<text:tab/>37</text:p>
          <text:p text:style-name="P18">Stack Range Tracing<text:tab/>39</text:p>
          <text:p text:style-name="P18">Tracing Named Thread Stacks<text:tab/>41</text:p>
          <text:p text:style-name="P31">Default Helper Lifecycle Methods<text:tab/>42</text:p>
          <text:p text:style-name="P22">Using Byteman<text:tab/>43</text:p>
          <text:p text:style-name="P31">Using Byteman from java or ant<text:tab/>43</text:p>
          <text:p text:style-name="P31">Using Byteman from maven<text:tab/>43</text:p>
          <text:p text:style-name="P31">Obtaining the source build tree<text:tab/>43</text:p>
          <text:p text:style-name="P31"><text:soft-page-break/>Building Byteman from the sources<text:tab/>44</text:p>
          <text:p text:style-name="P31">Running Applications with Byteman<text:tab/>44</text:p>
          <text:p text:style-name="P31">Configuring a java agent<text:tab/>44</text:p>
          <text:p text:style-name="P31">Installing Byteman in a Running JVM using Script bminstall<text:tab/>45</text:p>
          <text:p text:style-name="P31">Available -javaagent Options<text:tab/>45</text:p>
          <text:p text:style-name="P31">Running Byteman Using Script bmjava<text:tab/>46</text:p>
          <text:p text:style-name="P31">Submitting Rules Dynamically Using Script bmsubmit<text:tab/>47</text:p>
          <text:p text:style-name="P31">Checking Rules Offline Using Script bmcheck<text:tab/>48</text:p>
          <text:p text:style-name="P31">Installing And Submitting from Java<text:tab/>49</text:p>
          <text:p text:style-name="P31">Environment Settings<text:tab/>49</text:p>
        </text:index-body>
      </text:table-of-content>
      <text:p text:style-name="Subtitle"/>
      <text:p text:style-name="P6">Legal Notices</text:p>
      <text:p text:style-name="P7">The information contained in this documentation is subject to change without notice.</text:p>
      <text:p text:style-name="P7">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8">Copyright</text:p>
      <text:p text:style-name="P7">JBoss, Home of Professional Open Source. Copyright 2008-2012, Red Hat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list xml:id="list1657895272"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6578952722"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1">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1">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302771372" text:continue-list="list1657895272"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76121632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860411481"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52657101" text:continue-list="list76121632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213270249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48029617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751625661"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06849359" text:style-name="L3">
        <text:list-item>
          <text:p text:style-name="P25">the <text:span text:style-name="T1">trigger method</text:span>, i.e. the method which contains the trigger point</text:p>
        </text:list-item>
        <text:list-item>
          <text:p text:style-name="P25">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839749275" text:continue-list="list751625661" text:style-name="Outline">
        <text:list-item>
          <text:list>
            <text:list-header>
              <text:h text:style-name="P21"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048048147"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682463252" text:continue-numbering="true" text:style-name="Outline">
        <text:list-header>
          <text:h text:style-name="Heading_20_1" text:outline-level="1" text:is-list-header="true">The Byteman Rule Language</text:h>
        </text:list-header>
      </text:list>
      <text:p text:style-name="P3">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8172131"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174461120" text:style-name="L4">
        <text:list-item>
          <text:p text:style-name="P26">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6">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232876893" text:continue-list="list108172131"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0707589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4"><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3">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3">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4"><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3">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3">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4">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55508835"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500309340"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4"><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0">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0">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0">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0">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0">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0">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0"><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50164494"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61344847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372389248" text:continue-list="list174461120"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79410233" text:style-name="L5">
        <text:list-item>
          <text:p text:style-name="P27">throw and return operations are only allowed as the last action in a sequence of rule actions (see below).</text:p>
        </text:list-item>
      </text:list>
      <text:list xml:id="list1506771106"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7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8"><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8">$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8">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8">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045990847" text:continue-list="list161344847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54686579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641045519" text:continue-numbering="true" text:style-name="Outline">
        <text:list-item>
          <text:list>
            <text:list-header>
              <text:h text:style-name="Heading_20_2" text:outline-level="2" text:is-list-header="true">Built-In Calls</text:h>
            </text:list-header>
          </text:list>
        </text:list-item>
      </text:list>
      <text:p text:style-name="P3">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3">This method prints the supplied string to <text:span text:style-name="Code_20_Text">System.out</text:span> and always returns true. It can be used in a rule action to display a trace message, for example:</text:p>
      <text:p text:style-name="Code">DO<text:tab/>debug(“killing JVM”), killJVM()</text:p>
      <text:p text:style-name="P3">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69293500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284630761"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12536582"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110326802" text:continue-list="list1284630761" text:style-name="Outline">
        <text:list-header>
          <text:h text:style-name="Heading_20_1" text:outline-level="1" text:is-list-header="true">Byteman Rule Language Standard Built-Ins</text:h>
        </text:list-header>
      </text:list>
      <text:p text:style-name="P3">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1513504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536501908"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48616218"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4">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3"><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3"><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3"><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3">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2"><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32313708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2937062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722587112"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593151979"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7316113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841438312"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4">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4">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3">With this version the rule is triggered <text:s/>recursively under the call to <text:span text:style-name="Code_20_Text">traceln</text:span> but the condition stops it being fired, breaking the recursion.</text:p>
      <text:p text:style-name="P3">Of course in other cases it may not be so simple to come up with a condition which avoids recursive firing. So, the default helper provides the following method which allows triggering to be disabled or re-enabled while the rule is executing</text:p>
      <text:p text:style-name="P4"><text:bookmark-start text:name="DDE_LINK101"/><text:bookmark-start text:name="DDE_LINK92"/>public void setTriggering(boolean enabled)<text:bookmark-end text:name="DDE_LINK101"/><text:bookmark-end text:name="DDE_LINK92"/></text:p>
      <text:p text:style-name="P3">If <text:span text:style-name="Code_20_Text">enabled</text:span> is false then triggering is disabled during execution of subsequent expressions in the rule body. If it is true then triggering is re-enabled.</text:p>
      <text:p text:style-name="P3">This can be used to implement the behaviour shown in the example above without the need to identify a suitable conditional</text:p>
      <text:p text:style-name="P4">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3">Note that once execution of the rule has completed triggering is automatically re-enabled so, in this case, there is no need to call <text:span text:style-name="Code_20_Text">setTriggering(true)</text:span> at the end of the DO <text:soft-page-break/>clause.</text:p>
      <text:list xml:id="list131793178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9"><text:span text:style-name="Code_20_Text">org.jboss.byteman.debug</text:span></text:p>
      <text:list xml:id="list198938170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790220637"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614307781"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557087197"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6">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4"><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4"><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593533388" text:continue-numbering="true" text:style-name="Outline">
        <text:list-item>
          <text:list>
            <text:list-item>
              <text:list>
                <text:list-header>
                  <text:h text:style-name="P20" text:outline-level="3" text:is-list-header="true"><text:bookmark-start text:name="__DdeLink__3673_1894777417"/>Stack Range Tracing</text:h>
                </text:list-header>
              </text:list>
            </text:list-item>
          </text:list>
        </text:list-item>
      </text:list>
      <text:p text:style-name="P17">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478435756" text:continue-numbering="true" text:style-name="Outline">
        <text:list-item>
          <text:list>
            <text:list-item>
              <text:list>
                <text:list-header>
                  <text:h text:style-name="P20" text:outline-level="3" text:is-list-header="true">Tracing Named Thread Stacks</text:h>
                </text:list-header>
              </text:list>
            </text:list-item>
          </text:list>
        </text:list-item>
      </text:list>
      <text:p text:style-name="P17">The default helper class also provides methods which can be used to trace or format the stack frames of a specific, named thread:</text:p>
      <text:p text:style-name="P15">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7">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203113926"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665268995"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674876126"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he <text:a xlink:type="simple" xlink:href="http://central.sonatype.org/">Maven Central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1773753293" text:continue-numbering="true" text:style-name="Outline">
        <text:list-item>
          <text:list>
            <text:list-header>
              <text:h text:style-name="P21"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436857658"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213874894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639997616"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text:soft-page-break/>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2013869612"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327218018" text:continue-numbering="true" text:style-name="Outline">
        <text:list-item>
          <text:list>
            <text:list-header>
              <text:h text:style-name="P21"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oft-page-break/><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502068291" text:continue-numbering="true" text:style-name="Outline">
        <text:list-item>
          <text:list>
            <text:list-header>
              <text:h text:style-name="P21"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 [-p port] [-h host] \<text:line-break/></text:span><text:span text:style-name="Code_20_Text">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376815233"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160330354"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text:soft-page-break/>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784343366" text:continue-list="list1376815233"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text:span><text:soft-page-break/><text:span text:style-name="T4">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158566774" text:continue-numbering="true" text:style-name="Outline">
        <text:list-item>
          <text:list>
            <text:list-header>
              <text:h text:style-name="P21"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2">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2">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477525822"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4"><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4"><text:span text:style-name="Code_20_Text"><text:span text:style-name="T9">org.jboss.byteman.dump.generated.classes</text:span></text:span></text:p>
      <text:p text:style-name="P1"><text:s/>is set the agent transformer code will dump a class file containing the bytecode of any <text:soft-page-break/>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4"><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4"><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4"><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4"><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text:soft-page-break/>If <text:s/>system property</text:p>
      <text:p text:style-name="P4"><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4"><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4-06-24T16:29:59</dc:date>
    <meta:printed-by>Andrew Dinn</meta:printed-by>
    <meta:print-date>2008-09-26T17:21:42</meta:print-date>
    <meta:editing-cycles>237</meta:editing-cycles>
    <meta:editing-duration>P3DT2H29M22S</meta:editing-duration>
    <meta:document-statistic meta:table-count="0" meta:image-count="0" meta:object-count="0" meta:page-count="51" meta:paragraph-count="559" meta:word-count="20454" meta:character-count="133028" meta:non-whitespace-character-count="108558"/>
    <meta:user-defined meta:name="Info 1"/>
    <meta:user-defined meta:name="Info 2"/>
    <meta:user-defined meta:name="Info 3"/>
    <meta:user-defined meta:name="Info 4"/>
  </office:meta>
</office:document-meta>
</file>